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f35" officeooo:paragraph-rsid="000f4f35"/>
    </style:style>
    <style:style style:name="T1" style:family="text">
      <style:text-properties style:font-name="Liberation Mono" officeooo:rsid="000e6a04"/>
    </style:style>
    <style:style style:name="T2" style:family="text">
      <style:text-properties style:font-name="Liberation Mono" officeooo:rsid="000f4f35"/>
    </style:style>
    <style:style style:name="T3" style:family="text">
      <style:text-properties officeooo:rsid="000fa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e pour utiliser <text:span text:style-name="T3">l’éditeur </text:span>Pyxel</text:p>
      <text:p text:style-name="Standard"/>
      <text:p text:style-name="Standard">-Pour créer un fichier <text:span text:style-name="User_20_Entry">.pyxres</text:span>, ouvrir la console, naviguer jusqu'au répertoire qui contient le fichier <text:span text:style-name="User_20_Entry">.py</text:span> et saisir <text:span text:style-name="T1">python -m </text:span><text:span text:style-name="T2">p</text:span><text:span text:style-name="User_20_Entry">yxel edit nom-du-fichier.pyxres</text:span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18:33:15.475000000</meta:creation-date>
    <dc:date>2025-04-26T18:48:03.018000000</dc:date>
    <meta:editing-duration>PT10M27S</meta:editing-duration>
    <meta:editing-cycles>3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" meta:word-count="28" meta:character-count="200" meta:non-whitespace-character-count="173"/>
  </office:meta>
</office:document-meta>
</file>